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05cm" fo:min-width="0.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04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2.251cm" fo:min-width="0.72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textarea-horizontal-align="justify" draw:textarea-vertical-align="middle" draw:auto-grow-height="false" fo:min-height="26.42cm" fo:min-width="41.41cm"/>
    </style:style>
    <style:style style:name="gr24" style:family="graphic" style:parent-style-name="standard">
      <style:graphic-properties draw:textarea-horizontal-align="justify" draw:textarea-vertical-align="middle" draw:auto-grow-height="false" fo:min-height="25.772cm" fo:min-width="40.14cm"/>
    </style:style>
    <style:style style:name="gr2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05cm" fo:min-width="0.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04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78cm" fo:min-width="0.13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277cm" fo:min-width="0.13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278cm" fo:min-width="0.13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86cm" fo:min-width="0.13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32cm" fo:min-width="0.13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322cm" fo:min-width="0.13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84cm" fo:min-width="10.30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top" draw:auto-grow-height="false" fo:min-height="0.567cm" fo:min-width="8.407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top" draw:auto-grow-height="false" fo:min-height="0.576cm" fo:min-width="1.38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top" draw:auto-grow-height="false" fo:min-height="0.576cm" fo:min-width="2.034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top" draw:auto-grow-height="false" fo:min-height="0.576cm" fo:min-width="3.984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top" draw:auto-grow-height="false" fo:min-height="0.576cm" fo:min-width="1.40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top" draw:auto-grow-height="false" fo:min-height="2.965cm" fo:min-width="10.307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top" draw:auto-grow-height="false" fo:min-height="0.576cm" fo:min-width="1.409cm"/>
      <style:paragraph-properties style:writing-mode="lr-tb"/>
    </style:style>
    <style:style style:name="gr42" style:family="graphic" style:parent-style-name="standard">
      <style:graphic-properties draw:marker-end="Arrow_20_concave" draw:textarea-vertical-align="middle"/>
    </style:style>
    <style:style style:name="gr43" style:family="graphic" style:parent-style-name="standard">
      <style:graphic-properties draw:marker-end="Arrow_20_concave" draw:marker-end-width="0.203cm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5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5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5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238cm" fo:min-width="0.46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5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5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fill-gradient-name="Gradient_20_6" draw:fill-hatch-name="Hatching_20_1" draw:fill-image-name="Bitmap_20_1" draw:textarea-horizontal-align="justify" draw:textarea-vertical-align="middle" draw:auto-grow-height="false" fo:min-height="0.451cm" fo:min-width="2.499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65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fill-gradient-name="Gradient_20_9" draw:fill-hatch-name="Hatching_20_1" draw:fill-image-name="Bitmap_20_1" draw:textarea-horizontal-align="justify" draw:textarea-vertical-align="middle" fo:min-height="0.4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79" style:family="graphic" style:parent-style-name="Object_20_with_20_no_20_fill_20_and_20_no_20_line">
      <style:graphic-properties draw:textarea-horizontal-align="center" draw:textarea-vertical-align="middle" draw:visible-area-left="0cm" draw:visible-area-top="0cm" draw:visible-area-width="5cm" draw:visible-area-height="5cm" draw:ole-draw-aspect="1"/>
    </style:style>
    <style:style style:name="P1" style:family="paragraph">
      <loext:graphic-properties draw:fill="solid" draw:fill-color="#ffffff" draw:fill-gradient-name="Gradient_20_4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style:text-position="33% 58%" fo:font-size="8pt"/>
    </style:style>
    <style:style style:name="P7" style:family="paragraph">
      <style:paragraph-properties fo:text-align="center" style:writing-mode="lr-tb"/>
      <style:text-properties style:text-position="33% 58%" fo:font-size="8pt"/>
    </style:style>
    <style:style style:name="P8" style:family="paragraph">
      <style:paragraph-properties fo:text-align="start" style:writing-mode="lr-tb"/>
      <style:text-properties style:text-position="33% 58%" fo:font-size="8pt" style:font-size-asian="8pt" style:font-size-complex="8pt"/>
    </style:style>
    <style:style style:name="P9" style:family="paragraph">
      <style:paragraph-properties fo:text-align="center" style:writing-mode="lr-tb"/>
      <style:text-properties style:text-position="33% 58%"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fill-gradient-name="Gradient_20_6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7" style:family="paragraph">
      <loext:graphic-properties draw:fill="none" draw:fill-color="#729fcf" draw:fill-gradient-name="Gradient_20_9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style:text-position="33% 58%" fo:font-size="8pt"/>
    </style:style>
    <style:style style:name="T4" style:family="text">
      <style:text-properties style:text-position="0% 100%" fo:font-size="8pt"/>
    </style:style>
    <style:style style:name="T5" style:family="text">
      <style:text-properties style:text-position="33% 58%" fo:font-size="8pt" style:font-size-asian="8pt" style:font-size-complex="8pt"/>
    </style:style>
    <style:style style:name="T6" style:family="text">
      <style:text-properties style:text-position="0% 100%" fo:font-size="8pt" style:font-size-asian="8pt" style:font-size-complex="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lue-point draw:id="4" svg:x="0.766cm" svg:y="0.151cm"/>
          <draw:glue-point draw:id="5" svg:x="-5cm" svg:y="-3.474cm"/>
          <draw:path draw:style-name="gr1" draw:text-style-name="P1" draw:layer="layout" svg:width="1.251cm" svg:height="1.058cm" svg:x="19.665cm" svg:y="10.281cm" svg:viewBox="0 0 1252 1059" svg:d="M15 0c-3 0-5 1-8 2-2 1-4 3-5 6-1 2-2 4-2 7v309c0 3 1 5 2 8 1 2 3 4 5 5 3 1 5 2 8 2h221c-21 59-32 123-32 190 0 76 14 145 39 209 27 64 64 122 111 169s104 85 167 112c63 26 132 40 207 40 74 0 143-14 206-40 63-27 120-65 167-112s85-105 111-169 40-133 40-209c0-75-14-144-40-208s-64-122-111-169-104-85-167-112c-63-26-132-40-206-40z">
            <text:p/>
          </draw:path>
          <draw:custom-shape draw:style-name="gr2" draw:text-style-name="P1" draw:layer="layout" svg:width="0.407cm" svg:height="0.412cm" svg:x="20.182cm" svg:y="10.60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lue-point draw:id="4" svg:x="-2.51cm" svg:y="-4.997cm"/>
          <draw:line draw:style-name="gr3" draw:text-style-name="P1" draw:layer="layout" svg:x1="29.845cm" svg:y1="14.185cm" svg:x2="28.582cm" svg:y2="15.87cm">
            <text:p/>
          </draw:line>
          <draw:line draw:style-name="gr4" draw:text-style-name="P1" draw:layer="layout" svg:x1="27.318cm" svg:y1="14.185cm" svg:x2="28.581cm" svg:y2="15.87cm">
            <text:p/>
          </draw:line>
          <draw:line draw:style-name="gr5" draw:text-style-name="P1" draw:layer="layout" svg:x1="27.318cm" svg:y1="14.186cm" svg:x2="27.318cm" svg:y2="10.815cm">
            <text:p/>
          </draw:line>
          <draw:line draw:style-name="gr6" draw:text-style-name="P1" draw:layer="layout" svg:x1="29.845cm" svg:y1="14.186cm" svg:x2="29.845cm" svg:y2="10.815cm">
            <text:p/>
          </draw:line>
          <draw:line draw:style-name="gr7" draw:text-style-name="P1" draw:layer="layout" svg:x1="27.318cm" svg:y1="10.815cm" svg:x2="29.844cm" svg:y2="10.815cm">
            <text:p/>
          </draw:line>
          <draw:line draw:style-name="gr8" draw:text-style-name="P1" draw:layer="layout" svg:x1="28.582cm" svg:y1="10.815cm" svg:x2="28.582cm" svg:y2="11.939cm">
            <text:p/>
          </draw:line>
          <draw:line draw:style-name="gr9" draw:text-style-name="P1" draw:layer="layout" svg:x1="28.582cm" svg:y1="10.815cm" svg:x2="29.319cm" svg:y2="11.939cm">
            <text:p/>
          </draw:line>
          <draw:line draw:style-name="gr10" draw:text-style-name="P1" draw:layer="layout" svg:x1="28.582cm" svg:y1="10.815cm" svg:x2="27.845cm" svg:y2="11.939cm">
            <text:p/>
          </draw:line>
        </draw:g>
        <draw:g xml:id="id2" draw:id="id2">
          <draw:custom-shape draw:style-name="gr11" draw:text-style-name="P1" draw:layer="layout" svg:width="1.222cm" svg:height="2.501cm" svg:x="23.466cm" svg:y="13.3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23.873cm" svg:y1="15.13cm" svg:x2="24.28cm" svg:y2="15.13cm">
            <text:p/>
          </draw:line>
          <draw:line draw:style-name="gr13" draw:text-style-name="P2" draw:layer="layout" svg:x1="23.466cm" svg:y1="13.879cm" svg:x2="23.873cm" svg:y2="13.879cm">
            <text:p/>
          </draw:line>
          <draw:line draw:style-name="gr14" draw:text-style-name="P2" draw:layer="layout" svg:x1="24.281cm" svg:y1="14.379cm" svg:x2="24.281cm" svg:y2="14.754cm">
            <text:p/>
          </draw:line>
          <draw:line draw:style-name="gr15" draw:text-style-name="P2" draw:layer="layout" svg:x1="24.281cm" svg:y1="13.879cm" svg:x2="24.688cm" svg:y2="13.879cm">
            <text:p/>
          </draw:line>
          <draw:line draw:style-name="gr16" draw:text-style-name="P2" draw:layer="layout" svg:x1="24.281cm" svg:y1="14.88cm" svg:x2="24.281cm" svg:y2="15.13cm">
            <text:p/>
          </draw:line>
          <draw:line draw:style-name="gr17" draw:text-style-name="P2" draw:layer="layout" svg:x1="23.873cm" svg:y1="14.88cm" svg:x2="23.873cm" svg:y2="15.13cm">
            <text:p/>
          </draw:line>
          <draw:line draw:style-name="gr18" draw:text-style-name="P2" draw:layer="layout" svg:x1="24.281cm" svg:y1="13.879cm" svg:x2="24.281cm" svg:y2="14.254cm">
            <text:p/>
          </draw:line>
          <draw:line draw:style-name="gr19" draw:text-style-name="P2" draw:layer="layout" svg:x1="23.873cm" svg:y1="14.379cm" svg:x2="23.873cm" svg:y2="14.754cm">
            <text:p/>
          </draw:line>
          <draw:line draw:style-name="gr20" draw:text-style-name="P2" draw:layer="layout" svg:x1="23.873cm" svg:y1="13.879cm" svg:x2="23.873cm" svg:y2="14.254cm">
            <text:p/>
          </draw:line>
          <draw:line draw:style-name="gr21" draw:text-style-name="P1" draw:layer="layout" svg:x1="24.688cm" svg:y1="15.121cm" svg:x2="24.077cm" svg:y2="15.871cm">
            <text:p/>
          </draw:line>
          <draw:line draw:style-name="gr22" draw:text-style-name="P1" draw:layer="layout" svg:x1="23.466cm" svg:y1="15.121cm" svg:x2="24.077cm" svg:y2="15.871cm">
            <text:p/>
          </draw:line>
        </draw:g>
        <draw:custom-shape draw:style-name="gr23" draw:text-style-name="P3" draw:layer="layout" svg:width="41.91cm" svg:height="26.6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0.64cm" svg:height="26.022cm" svg:x="1.27cm" svg:y="0.635cm">
          <text:p/>
          <draw:enhanced-geometry svg:viewBox="0 0 21600 21600" draw:type="rectangle" draw:enhanced-path="M 0 0 L 21600 0 21600 21600 0 21600 0 0 Z N"/>
        </draw:custom-shape>
        <draw:g xml:id="id8" draw:id="id8">
          <draw:glue-point draw:id="4" svg:x="-0.774cm" svg:y="0.16cm"/>
          <draw:glue-point draw:id="5" svg:x="5.007cm" svg:y="-3.484cm"/>
          <draw:path draw:style-name="gr25" draw:text-style-name="P1" draw:layer="layout" svg:width="1.251cm" svg:height="1.058cm" svg:x="9.551cm" svg:y="13.186cm" svg:viewBox="0 0 1252 1059" svg:d="M1237 0c3 0 5 1 8 2 2 1 4 3 5 6 1 2 2 4 2 7v309c0 3-1 5-2 8-1 2-3 4-5 5-3 1-5 2-8 2h-221c21 59 32 123 32 190 0 76-14 145-39 209-27 64-65 122-111 169-47 47-104 85-167 112-63 26-133 40-207 40s-143-14-206-40c-64-27-121-65-167-112-47-47-85-105-111-169s-40-133-40-209c0-75 14-144 40-208s64-122 111-169c46-47 103-85 167-112 63-26 132-40 206-40z">
            <text:p/>
          </draw:path>
          <draw:custom-shape draw:style-name="gr26" draw:text-style-name="P1" draw:layer="layout" svg:width="0.407cm" svg:height="0.412cm" svg:x="9.872cm" svg:y="13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4" draw:layer="layout" svg:width="2.54cm" svg:height="0.635cm" svg:x="1.27cm" svg:y="26.67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3.826cm" svg:y="26.67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6.364cm" svg:y="26.67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8.907cm" svg:y="26.67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2.54cm" svg:height="0.635cm" svg:x="11.439cm" svg:y="26.67cm">
          <text:p text:style-name="P5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13.977cm" svg:y="26.67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29.227cm" svg:y="26.67cm">
          <text:p text:style-name="P4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31.765cm" svg:y="26.67cm">
          <text:p text:style-name="P4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34.308cm" svg:y="26.67cm">
          <text:p text:style-name="P4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36.84cm" svg:y="26.67cm">
          <text:p text:style-name="P4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39.378cm" svg:y="26.67cm">
          <text:p text:style-name="P4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19.066cm" svg:y="26.67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21.609cm" svg:y="26.67cm">
          <text:p text:style-name="P4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24.141cm" svg:y="26.67cm">
          <text:p text:style-name="P4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635cm" svg:x="26.679cm" svg:y="26.67cm">
          <text:p text:style-name="P4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2.54cm" svg:height="0.635cm" svg:x="16.522cm" svg:y="26.67cm">
          <text:p text:style-name="P5"><text:span text:style-name="T1">7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4" draw:layer="layout" svg:width="2.54cm" svg:height="0.635cm" svg:x="1.27cm" svg:y="0.635cm">
            <text:p text:style-name="P4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3.826cm" svg:y="0.635cm">
            <text:p text:style-name="P4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6.364cm" svg:y="0.635cm">
            <text:p text:style-name="P4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8.907cm" svg:y="0.635cm">
            <text:p text:style-name="P4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.54cm" svg:height="0.635cm" svg:x="11.439cm" svg:y="0.635cm">
            <text:p text:style-name="P5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13.977cm" svg:y="0.635cm">
            <text:p text:style-name="P4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29.227cm" svg:y="0.635cm">
            <text:p text:style-name="P4"><text:span text:style-name="T2">1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31.765cm" svg:y="0.635cm">
            <text:p text:style-name="P4"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34.308cm" svg:y="0.635cm">
            <text:p text:style-name="P4"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36.84cm" svg:y="0.635cm">
            <text:p text:style-name="P4"><text:span text:style-name="T2">15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39.378cm" svg:y="0.635cm">
            <text:p text:style-name="P4"><text:span text:style-name="T2">16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19.066cm" svg:y="0.635cm">
            <text:p text:style-name="P4"><text:span text:style-name="T2">8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21.609cm" svg:y="0.635cm">
            <text:p text:style-name="P4"><text:span text:style-name="T2">9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24.141cm" svg:y="0.635cm">
            <text:p text:style-name="P4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2.54cm" svg:height="0.635cm" svg:x="26.679cm" svg:y="0.635cm">
            <text:p text:style-name="P4"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.54cm" svg:height="0.635cm" svg:x="16.522cm" svg:y="0.635cm">
            <text:p text:style-name="P5"><text:span text:style-name="T1">7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4" draw:layer="layout" svg:width="0.632cm" svg:height="2.528cm" svg:x="0.635cm" svg:y="24.134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632cm" svg:height="2.527cm" svg:x="0.635cm" svg:y="21.589cm">
          <text:p text:style-name="P4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631cm" svg:height="2.528cm" svg:x="0.635cm" svg:y="3.802cm">
          <text:p text:style-name="P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1.268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19.052cm">
          <text:p text:style-name="P4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16.515cm">
          <text:p text:style-name="P4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632cm" svg:height="2.536cm" svg:x="0.635cm" svg:y="13.963cm">
          <text:p text:style-name="P4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11.415cm">
          <text:p text:style-name="P4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8.886cm">
          <text:p text:style-name="P4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0.635cm" svg:y="6.342cm">
          <text:p text:style-name="P4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24.134cm"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632cm" svg:height="2.57cm" svg:x="41.913cm" svg:y="21.573cm">
          <text:p text:style-name="P4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631cm" svg:height="2.528cm" svg:x="41.913cm" svg:y="3.802cm">
          <text:p text:style-name="P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1.268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19.025cm">
          <text:p text:style-name="P4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16.501cm">
          <text:p text:style-name="P4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632cm" svg:height="2.572cm" svg:x="41.913cm" svg:y="13.934cm">
          <text:p text:style-name="P4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11.415cm">
          <text:p text:style-name="P4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8.886cm">
          <text:p text:style-name="P4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632cm" svg:height="2.528cm" svg:x="41.913cm" svg:y="6.342cm">
          <text:p text:style-name="P4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10.807cm" svg:height="0.834cm" svg:x="31.12cm" svg:y="20.968cm">
          <text:p text:style-name="P6"><text:span text:style-name="T3">Title</text:span></text:p>
          <text:p text:style-name="P7"><text:span text:style-name="T4">Spray Dryer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8.907cm" svg:height="0.817cm" svg:x="31.119cm" svg:y="25.031cm">
          <text:p text:style-name="P8"><text:span text:style-name="T5">Project</text:span></text:p>
          <text:p text:style-name="P9"><text:span text:style-name="T6">Templ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88cm" svg:height="0.826cm" svg:x="31.114cm" svg:y="25.836cm">
          <text:p text:style-name="P10"><text:span text:style-name="T7">Scale</text:span></text:p>
          <text:p text:style-name="P10"><text:span text:style-name="T8">NA</text:span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2.534cm" svg:height="0.826cm" svg:x="33cm" svg:y="25.836cm">
          <text:p text:style-name="P10"><text:span text:style-name="T7">Date</text:span></text:p>
          <text:p text:style-name="P11"><text:span text:style-name="T8">2019.02.11</text:span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4.484cm" svg:height="0.826cm" svg:x="35.534cm" svg:y="25.835cm">
          <text:p text:style-name="P10"><text:span text:style-name="T7">Drawing No.</text:span></text:p>
          <text:p text:style-name="P10"><text:span text:style-name="T8"/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.909cm" svg:height="0.826cm" svg:x="40.014cm" svg:y="25.836cm">
          <text:p text:style-name="P10"><text:span text:style-name="T7">Rev. No.</text:span></text:p>
          <text:p text:style-name="P10"><text:span text:style-name="T8"/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0.807cm" svg:height="3.215cm" svg:x="31.12cm" svg:y="21.802cm">
          <text:p text:style-name="P6"><text:span text:style-name="T3">Description</text:span></text:p>
          <text:p text:style-name="P6"><text:span text:style-name="T4">A process flow </text:span><text:span text:style-name="T4">diagram </text:span><text:span text:style-name="T4">template with a </text:span><text:span text:style-name="T4">boarder and </text:span><text:span text:style-name="T4">title block.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909cm" svg:height="0.826cm" svg:x="40.013cm" svg:y="25.021cm">
          <text:p text:style-name="P10"><text:span text:style-name="T7">Drawn by</text:span></text:p>
          <text:p text:style-name="P11"><text:span text:style-name="T8">SLN</text:span></text:p>
          <text:p text:style-name="P10"><text:span text:style-name="T8"/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onnector draw:style-name="gr42" draw:text-style-name="P3" draw:layer="layout" draw:line-skew="0.759cm" svg:x1="28.581cm" svg:y1="15.87cm" svg:x2="24.688cm" svg:y2="14.62cm" draw:start-shape="id1" draw:start-glue-point="2" draw:end-shape="id2" draw:end-glue-point="1" svg:d="M28581 15870v1274h-2578v-2524h-1315" svg:viewBox="0 0 3894 2525">
          <text:p/>
        </draw:connector>
        <draw:connector draw:style-name="gr42" draw:text-style-name="P3" draw:layer="layout" draw:line-skew="-1.548cm" svg:x1="24.077cm" svg:y1="13.37cm" svg:x2="20.386cm" svg:y2="10.825cm" draw:start-shape="id2" draw:start-glue-point="0" draw:end-shape="id3" draw:end-glue-point="4" svg:d="M24077 13370v-2563h-3691v18" svg:viewBox="0 0 3692 2564">
          <text:p/>
        </draw:connector>
        <draw:connector draw:style-name="gr43" draw:text-style-name="P3" draw:layer="layout" svg:x1="19.665cm" svg:y1="10.443cm" svg:x2="17.158cm" svg:y2="10.441cm" draw:start-shape="id3" draw:start-glue-point="5" draw:end-shape="id4" draw:end-glue-point="1" svg:d="M19665 10443h-1254v-2h-1253" svg:viewBox="0 0 2508 3">
          <text:p/>
        </draw:connector>
        <draw:connector draw:style-name="gr43" draw:text-style-name="P3" draw:layer="layout" svg:x1="16.317cm" svg:y1="8.775cm" svg:x2="27.947cm" svg:y2="10.817cm" draw:start-shape="id4" draw:start-glue-point="0" draw:end-shape="id1" draw:end-glue-point="4" svg:d="M16317 8775v-515h11630v2557" svg:viewBox="0 0 11631 2558">
          <text:p/>
        </draw:connector>
        <draw:connector draw:style-name="gr44" draw:text-style-name="P3" draw:layer="layout" svg:x1="24.077cm" svg:y1="15.871cm" svg:x2="38.718cm" svg:y2="18.415cm" draw:start-shape="id2" draw:start-glue-point="2" draw:end-shape="id5" draw:end-glue-point="3" svg:d="M24077 15871v2544h14641" svg:viewBox="0 0 14642 2545">
          <text:p/>
        </draw:connector>
        <draw:connector draw:style-name="gr44" draw:text-style-name="P3" draw:layer="layout" draw:line-skew="-0.725cm" svg:x1="19.665cm" svg:y1="10.443cm" svg:x2="38.724cm" svg:y2="19.663cm" draw:start-shape="id3" draw:start-glue-point="5" draw:end-shape="id6" draw:end-glue-point="3" svg:d="M19665 10443h-1241v9220h20300" svg:viewBox="0 0 20301 9221">
          <text:p/>
        </draw:connector>
        <draw:connector draw:style-name="gr43" draw:text-style-name="P3" draw:layer="layout" svg:x1="4.434cm" svg:y1="5.733cm" svg:x2="28.581cm" svg:y2="10.815cm" draw:start-shape="id7" draw:start-glue-point="1" draw:end-shape="id1" draw:end-glue-point="0" svg:d="M4434 5733h24147v5082" svg:viewBox="0 0 24148 5083">
          <text:p/>
        </draw:connector>
        <draw:connector draw:style-name="gr43" draw:text-style-name="P3" draw:layer="layout" svg:x1="10.803cm" svg:y1="13.347cm" svg:x2="16.111cm" svg:y2="12.07cm" draw:start-shape="id8" draw:start-glue-point="5" draw:end-shape="id9" draw:end-glue-point="4" svg:d="M10803 13347h5308v-1277" svg:viewBox="0 0 5309 1278">
          <text:p/>
        </draw:connector>
        <draw:connector draw:style-name="gr43" draw:text-style-name="P3" draw:layer="layout" svg:x1="4.43cm" svg:y1="15.841cm" svg:x2="16.58cm" svg:y2="12.07cm" draw:start-shape="id10" draw:start-glue-point="1" draw:end-shape="id9" draw:end-glue-point="5" svg:d="M4430 15841h12150v-3771" svg:viewBox="0 0 12151 3772">
          <text:p/>
        </draw:connector>
        <draw:custom-shape draw:style-name="gr45" draw:text-style-name="P13" xml:id="id7" draw:id="id7" draw:layer="layout" svg:width="3cm" svg:height="0.7cm" svg:x="1.434cm" svg:y="5.383cm">
          <text:p text:style-name="P12"><text:span text:style-name="T9">1 Feed</text:span></text:p>
          <draw:enhanced-geometry svg:viewBox="0 0 21600 21600" draw:mirror-horizontal="false" draw:mirror-vertical="false" draw:text-areas="0 0 21600 21600" draw:type="pentagon-right" draw:modifiers="19095.23492169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6" draw:text-style-name="P13" xml:id="id11" draw:id="id11" draw:layer="layout" svg:width="3cm" svg:height="0.7cm" svg:x="1.436cm" svg:y="13.369cm">
          <text:p text:style-name="P12"><text:span text:style-name="T9">11 Burner Air</text:span></text:p>
          <draw:enhanced-geometry svg:viewBox="0 0 21600 21600" draw:text-areas="0 0 21600 21600" draw:type="pentagon-right" draw:modifiers="19095.23492169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7" draw:text-style-name="P13" xml:id="id10" draw:id="id10" draw:layer="layout" svg:width="3cm" svg:height="0.7cm" svg:x="1.43cm" svg:y="15.491cm">
          <text:p text:style-name="P12"><text:span text:style-name="T9">10 Natural </text:span><text:span text:style-name="T9">Gas</text:span></text:p>
          <draw:enhanced-geometry svg:viewBox="0 0 21600 21600" draw:text-areas="0 0 21600 21600" draw:type="pentagon-right" draw:modifiers="19095.23492169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3" draw:text-style-name="P3" draw:layer="layout" draw:line-skew="0cm -1.041cm" svg:x1="4.436cm" svg:y1="13.719cm" svg:x2="10.081cm" svg:y2="13.731cm" draw:start-shape="id11" draw:start-glue-point="1" draw:end-shape="id8" draw:end-glue-point="4" svg:d="M4436 13719h2558v1h3087v11" svg:viewBox="0 0 5646 13">
          <text:p/>
        </draw:connector>
        <draw:g>
          <draw:g xml:id="id4" draw:id="id4">
            <draw:line draw:style-name="gr48" draw:text-style-name="P1" draw:layer="layout" svg:x1="16.138cm" svg:y1="8.775cm" svg:x2="16.138cm" svg:y2="9.442cm">
              <text:p/>
            </draw:line>
            <draw:line draw:style-name="gr49" draw:text-style-name="P1" draw:layer="layout" svg:x1="16.137cm" svg:y1="9.441cm" svg:x2="15.477cm" svg:y2="10.108cm">
              <text:p/>
            </draw:line>
            <draw:line draw:style-name="gr50" draw:text-style-name="P1" draw:layer="layout" svg:x1="16.498cm" svg:y1="8.775cm" svg:x2="16.498cm" svg:y2="9.442cm">
              <text:p/>
            </draw:line>
            <draw:line draw:style-name="gr51" draw:text-style-name="P1" draw:layer="layout" svg:x1="16.498cm" svg:y1="9.441cm" svg:x2="17.158cm" svg:y2="10.108cm">
              <text:p/>
            </draw:line>
            <draw:line draw:style-name="gr52" draw:text-style-name="P1" draw:layer="layout" svg:x1="15.477cm" svg:y1="10.108cm" svg:x2="15.477cm" svg:y2="12.108cm">
              <text:p/>
            </draw:line>
            <draw:line draw:style-name="gr53" draw:text-style-name="P1" draw:layer="layout" svg:x1="17.158cm" svg:y1="10.108cm" svg:x2="17.158cm" svg:y2="12.108cm">
              <text:p/>
            </draw:line>
            <draw:line draw:style-name="gr54" draw:text-style-name="P1" draw:layer="layout" svg:x1="15.477cm" svg:y1="12.108cm" svg:x2="17.157cm" svg:y2="12.108cm">
              <text:p/>
            </draw:line>
          </draw:g>
          <draw:g xml:id="id9" draw:id="id9">
            <draw:glue-point draw:id="4" svg:x="-2.44cm" svg:y="5.097cm"/>
            <draw:glue-point draw:id="5" svg:x="2.43cm" svg:y="5.121cm"/>
            <draw:custom-shape draw:style-name="gr55" draw:text-style-name="P1" draw:layer="layout" svg:width="0.967cm" svg:height="0.488cm" svg:x="15.863cm" svg:y="11.582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ellipse draw:style-name="gr56" draw:text-style-name="P1" draw:layer="layout" svg:width="1.185cm" svg:height="1.689cm" draw:transform="rotate (-3.14159265358979) translate (16.647cm 12.419cm)" draw:kind="arc" draw:start-angle="179.65" draw:end-angle="240.41">
                <text:p/>
              </draw:ellipse>
              <draw:ellipse draw:style-name="gr57" draw:text-style-name="P1" draw:layer="layout" svg:width="1.184cm" svg:height="1.689cm" draw:transform="rotate (-3.14159265358979) translate (17.23cm 12.419cm)" draw:kind="arc" draw:start-angle="299.58" draw:end-angle="0.36">
                <text:p/>
              </draw:ellipse>
            </draw:g>
            <draw:g>
              <draw:ellipse draw:style-name="gr58" draw:text-style-name="P1" draw:layer="layout" svg:width="0.642cm" svg:height="0.914cm" draw:transform="rotate (-3.14159265358979) translate (16.51cm 12.033cm)" draw:kind="arc" draw:start-angle="179.65" draw:end-angle="240.41">
                <text:p/>
              </draw:ellipse>
              <draw:ellipse draw:style-name="gr59" draw:text-style-name="P1" draw:layer="layout" svg:width="0.641cm" svg:height="0.914cm" draw:transform="rotate (-3.14159265358979) translate (16.825cm 12.033cm)" draw:kind="arc" draw:start-angle="299.58" draw:end-angle="0.36">
                <text:p/>
              </draw:ellipse>
            </draw:g>
          </draw:g>
          <draw:line draw:style-name="gr60" draw:text-style-name="P14" draw:layer="layout" svg:x1="16.139cm" svg:y1="8.779cm" svg:x2="16.492cm" svg:y2="8.779cm">
            <text:p/>
          </draw:line>
        </draw:g>
        <draw:custom-shape draw:style-name="gr61" draw:text-style-name="P13" xml:id="id6" draw:id="id6" draw:layer="layout" svg:width="3cm" svg:height="0.7cm" svg:x="38.724cm" svg:y="19.313cm">
          <text:p text:style-name="P12"><text:span text:style-name="T9">8 Flue Gas</text:span></text:p>
          <draw:enhanced-geometry svg:viewBox="0 0 21600 21600" draw:text-areas="0 0 21600 21600" draw:type="pentagon-right" draw:modifiers="19095.23492169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2" draw:text-style-name="P13" xml:id="id5" draw:id="id5" draw:layer="layout" svg:width="3cm" svg:height="0.7cm" svg:x="38.718cm" svg:y="18.065cm">
          <text:p text:style-name="P12"><text:span text:style-name="T9">4 Product</text:span></text:p>
          <draw:enhanced-geometry svg:viewBox="0 0 21600 21600" draw:text-areas="0 0 21600 21600" draw:type="pentagon-right" draw:modifiers="19095.23492169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3" draw:text-style-name="P13" xml:id="id12" draw:id="id12" draw:layer="layout" svg:width="2.998cm" svg:height="0.7cm" svg:x="1.433cm" svg:y="6.625cm">
          <text:p text:style-name="P12"><text:span text:style-name="T9">6 Make Up </text:span><text:span text:style-name="T9">Air</text:span></text:p>
          <draw:enhanced-geometry svg:viewBox="0 0 21600 21600" draw:text-areas="0 0 21600 21600" draw:type="pentagon-right" draw:modifiers="19093.564521507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5" draw:layer="layout" svg:width="0.423cm" svg:height="0.388cm" svg:x="20.177cm" svg:y="8.0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17" draw:layer="layout" svg:width="0.559cm" svg:height="0.4cm" svg:x="28.613cm" svg:y="10.011cm">
          <draw:text-box>
            <text:p text:style-name="P16"><text:span text:style-name="T10">1</text:span></text:p>
          </draw:text-box>
        </draw:frame>
        <draw:frame draw:style-name="gr66" draw:text-style-name="P17" draw:layer="layout" svg:width="0.559cm" svg:height="0.4cm" svg:x="27.414cm" svg:y="10.011cm">
          <draw:text-box>
            <text:p text:style-name="P16"><text:span text:style-name="T10">2</text:span></text:p>
          </draw:text-box>
        </draw:frame>
        <draw:frame draw:style-name="gr67" draw:text-style-name="P17" draw:layer="layout" svg:width="0.559cm" svg:height="0.4cm" svg:x="23.515cm" svg:y="16.111cm">
          <draw:text-box>
            <text:p text:style-name="P16"><text:span text:style-name="T10">4</text:span></text:p>
          </draw:text-box>
        </draw:frame>
        <draw:frame draw:style-name="gr68" draw:text-style-name="P17" draw:layer="layout" svg:width="0.559cm" svg:height="0.4cm" svg:x="27.916cm" svg:y="15.911cm">
          <draw:text-box>
            <text:p text:style-name="P16"><text:span text:style-name="T10">3</text:span></text:p>
          </draw:text-box>
        </draw:frame>
        <draw:frame draw:style-name="gr69" draw:text-style-name="P17" draw:layer="layout" svg:width="0.559cm" svg:height="0.4cm" svg:x="24.917cm" svg:y="14.211cm">
          <draw:text-box>
            <text:p text:style-name="P16"><text:span text:style-name="T10">3</text:span></text:p>
          </draw:text-box>
        </draw:frame>
        <draw:frame draw:style-name="gr70" draw:text-style-name="P17" draw:layer="layout" svg:width="0.559cm" svg:height="0.4cm" svg:x="23.518cm" svg:y="12.811cm">
          <draw:text-box>
            <text:p text:style-name="P16"><text:span text:style-name="T10">5</text:span></text:p>
          </draw:text-box>
        </draw:frame>
        <draw:frame draw:style-name="gr71" draw:text-style-name="P17" draw:layer="layout" svg:width="0.559cm" svg:height="0.4cm" svg:x="21.019cm" svg:y="10.411cm">
          <draw:text-box>
            <text:p text:style-name="P16"><text:span text:style-name="T10">5</text:span></text:p>
          </draw:text-box>
        </draw:frame>
        <draw:frame draw:style-name="gr72" draw:text-style-name="P17" draw:layer="layout" svg:width="0.559cm" svg:height="0.4cm" svg:x="19.02cm" svg:y="10.011cm">
          <draw:text-box>
            <text:p text:style-name="P16"><text:span text:style-name="T10">7</text:span></text:p>
          </draw:text-box>
        </draw:frame>
        <draw:frame draw:style-name="gr73" draw:text-style-name="P17" draw:layer="layout" svg:width="0.559cm" svg:height="0.4cm" svg:x="17.821cm" svg:y="11.011cm">
          <draw:text-box>
            <text:p text:style-name="P16"><text:span text:style-name="T10">8</text:span></text:p>
          </draw:text-box>
        </draw:frame>
        <draw:frame draw:style-name="gr74" draw:text-style-name="P17" draw:layer="layout" svg:width="0.559cm" svg:height="0.4cm" svg:x="19.82cm" svg:y="9.711cm">
          <draw:text-box>
            <text:p text:style-name="P16"><text:span text:style-name="T10">6</text:span></text:p>
          </draw:text-box>
        </draw:frame>
        <draw:frame draw:style-name="gr75" draw:text-style-name="P17" draw:layer="layout" svg:width="0.559cm" svg:height="0.4cm" svg:x="15.722cm" svg:y="8.311cm">
          <draw:text-box>
            <text:p text:style-name="P16"><text:span text:style-name="T10">2</text:span></text:p>
          </draw:text-box>
        </draw:frame>
        <draw:frame draw:style-name="gr76" draw:text-style-name="P17" draw:layer="layout" svg:width="0.559cm" svg:height="0.4cm" svg:x="16.623cm" svg:y="12.711cm">
          <draw:text-box>
            <text:p text:style-name="P16"><text:span text:style-name="T10">10</text:span></text:p>
          </draw:text-box>
        </draw:frame>
        <draw:frame draw:style-name="gr77" draw:text-style-name="P17" draw:layer="layout" svg:width="0.559cm" svg:height="0.4cm" svg:x="17.323cm" svg:y="10.011cm">
          <draw:text-box>
            <text:p text:style-name="P16"><text:span text:style-name="T10">9</text:span></text:p>
          </draw:text-box>
        </draw:frame>
        <draw:frame draw:style-name="gr78" draw:text-style-name="P17" draw:layer="layout" svg:width="0.559cm" svg:height="0.4cm" svg:x="15.524cm" svg:y="12.711cm">
          <draw:text-box>
            <text:p text:style-name="P16"><text:span text:style-name="T10">11</text:span></text:p>
          </draw:text-box>
        </draw:frame>
        <draw:connector draw:style-name="gr43" draw:text-style-name="P3" draw:layer="layout" draw:line-skew="0cm -4.886cm" svg:x1="4.431cm" svg:y1="6.975cm" svg:x2="20.386cm" svg:y2="10.825cm" draw:start-shape="id12" draw:start-glue-point="1" draw:end-shape="id3" draw:end-glue-point="4" svg:d="M4431 6975h7617v-5h8338v3855" svg:viewBox="0 0 15956 3856">
          <text:p/>
        </draw:connector>
        <draw:frame draw:style-name="gr79" draw:layer="layout" svg:width="16.628cm" svg:height="5.418cm" svg:x="3.945cm" svg:y="16.765cm">
          <draw:object>
            <loext:p/>
          </draw:object>
          <draw:image xlink:href="./ObjectReplacements/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07:33:38.417889679</meta:creation-date>
    <dc:date>2020-10-19T08:48:00.850243720</dc:date>
    <meta:editing-duration>PT2H30M38S</meta:editing-duration>
    <meta:editing-cycles>23</meta:editing-cycles>
    <meta:generator>LibreOffice/6.4.6.2$Linux_X86_64 LibreOffice_project/40$Build-2</meta:generator>
    <meta:print-date>2019-02-11T13:56:47.115336697</meta:print-date>
    <meta:document-statistic meta:object-count="142"/>
  </office:meta>
</office:document-meta>
</file>